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RBDL id</text:p>
          </table:table-cell>
          <table:table-cell table:style-name="ce1" office:value-type="string" calcext:value-type="string">
            <text:p>TSU</text:p>
          </table:table-cell>
          <table:table-cell office:value-type="string" calcext:value-type="string">
            <text:p># cells used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orso_2_li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right/torso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orso_2_li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left/torso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rso_2_li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right/tors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rso_2_li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left/torso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rso_2_li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right/tors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orso_2_li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left/tors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orso_2_li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right/tors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orso_2_li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left/tors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orso_2_li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right/flank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orso_2_li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left/flank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orso_2_li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right/flank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rso_2_li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left/flank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rm_right_1_lin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right/upper_ar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rm_right_2_link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right/upper_arm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rm_right_3_lin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right/lower_arm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rm_right_4_lin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right/lower_ar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rm_right_5_lin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right/lower_arm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arm_right_tool_link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/right/lower_ar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rm_right_tool_link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/right/lower_arm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rm_left_1_lin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left/upper_ar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rm_left_2_lin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left/upper_arm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rm_left_3_lin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left/lower_arm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arm_left_4_lin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left/lower_ar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arm_left_5_lin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left/lower_arm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arm_left_tool_link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/left/lower_ar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arm_left_tool_link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/left/lower_arm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base_lin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right/flank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base_lin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left/flank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base_lin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right/flank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leg_right_3_lin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right/upper_le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leg_right_3_lin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right/upper_leg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leg_right_4_lin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right/lower_leg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leg_right_3_lin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right/upper_leg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leg_right_3_lin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right/upper_le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leg_right_4_lin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right/lower_leg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leg_right_3_lin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right/upper_le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leg_right_4_lin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right/lower_leg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leg_right_3_lin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right/upper_le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leg_right_4_lin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right/lower_leg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right_sole_link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/right/lower_leg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right_sole_link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/right/lower_leg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leg_left_3_lin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left/upper_le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leg_left_3_lin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left/upper_leg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leg_left_4_lin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left/lower_leg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leg_left_3_lin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left/upper_leg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eg_left_3_lin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left/upper_le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leg_left_4_lin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left/lower_leg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leg_left_3_lin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left/upper_leg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leg_left_4_lin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left/lower_leg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eg_left_3_lin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left/upper_le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leg_left_4_lin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left/lower_leg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left_sole_lin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/left/lower_leg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left_sole_lin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/left/lower_leg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Total number of patches</text:p>
          </table:table-cell>
          <table:table-cell table:style-name="ce3"/>
          <table:table-cell table:formula="of:=COUNT([.E2:.E61]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otal number of cells</text:p>
          </table:table-cell>
          <table:table-cell table:style-name="ce3"/>
          <table:table-cell table:formula="of:=SUM([.E2:.E61])"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10:33:47.358366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09:22:14.635941869</meta:creation-date>
    <dc:date>2018-06-28T10:41:21.896364068</dc:date>
    <meta:editing-duration>PT2H7M43S</meta:editing-duration>
    <meta:editing-cycles>22</meta:editing-cycles>
    <meta:generator>LibreOffice/5.1.6.2$Linux_X86_64 LibreOffice_project/10m0$Build-2</meta:generator>
    <meta:document-statistic meta:table-count="1" meta:cell-count="274" meta:object-count="0"/>
  </office:meta>
</office:document-meta>
</file>